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7">
      <style:graphic-properties draw:fill="none" draw:stroke="solid" svg:stroke-width="0.02083in" svg:stroke-color="#156082" draw:marker-end="a436" svg:stroke-opacity="100%" draw:stroke-linejoin="miter" svg:stroke-linecap="butt"/>
    </style:style>
    <style:style style:family="graphic" style:name="a439">
      <style:graphic-properties draw:fill="none" draw:stroke="solid" svg:stroke-width="0.02083in" svg:stroke-color="#156082" draw:marker-end="a438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2083in" svg:stroke-color="#156082" draw:marker-end="a403" svg:stroke-opacity="100%" draw:stroke-linejoin="miter" svg:stroke-linecap="butt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draw:fill="none" draw:stroke="solid" svg:stroke-width="0.02083in" svg:stroke-color="#156082" draw:marker-end="a440" svg:stroke-opacity="100%" draw:stroke-linejoin="miter" svg:stroke-linecap="butt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2083in" svg:stroke-color="#156082" draw:marker-end="a442" svg:stroke-opacity="100%" draw:stroke-linejoin="miter" svg:stroke-linecap="butt"/>
    </style:style>
    <style:style style:family="graphic" style:name="a445">
      <style:graphic-properties draw:fill="none" draw:stroke="solid" svg:stroke-width="0.02083in" svg:stroke-color="#156082" draw:marker-end="a444" svg:stroke-opacity="100%" draw:stroke-linejoin="miter" svg:stroke-linecap="butt"/>
    </style:style>
    <style:style style:family="graphic" style:name="a447">
      <style:graphic-properties draw:fill="none" draw:stroke="solid" svg:stroke-width="0.02083in" svg:stroke-color="#156082" draw:marker-end="a446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2.78986in" style:font-size-asian="2.78986in" style:font-size-complex="2.7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2083in" svg:stroke-color="#156082" draw:marker-end="a416" svg:stroke-opacity="100%" draw:stroke-linejoin="miter" svg:stroke-linecap="butt"/>
    </style:style>
    <style:style style:family="graphic" style:name="a419">
      <style:graphic-properties draw:fill="none" draw:stroke="solid" svg:stroke-width="0.02083in" svg:stroke-color="#156082" draw:marker-end="a418" svg:stroke-opacity="100%" draw:stroke-linejoin="miter" svg:stroke-linecap="butt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2083in" svg:stroke-color="#156082" draw:marker-end="a371" svg:stroke-opacity="100%" draw:stroke-linejoin="miter" svg:stroke-linecap="butt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7">
      <style:graphic-properties draw:fill="none" draw:stroke="solid" svg:stroke-width="0.02083in" svg:stroke-color="#156082" draw:marker-end="a376" svg:stroke-opacity="100%" draw:stroke-linejoin="miter" svg:stroke-linecap="but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2083in" svg:stroke-color="#156082" draw:marker-end="a378" svg:stroke-opacity="100%" draw:stroke-linejoin="miter" svg:stroke-linecap="butt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none" draw:stroke="solid" svg:stroke-width="0.02083in" svg:stroke-color="#156082" draw:marker-end="a457" svg:stroke-opacity="100%" draw:stroke-linejoin="miter" svg:stroke-linecap="butt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2083in" svg:stroke-color="#156082" draw:marker-end="a420" svg:stroke-opacity="100%" draw:stroke-linejoin="miter" svg:stroke-linecap="butt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2083in" svg:stroke-color="#156082" draw:marker-end="a422" svg:stroke-opacity="100%" draw:stroke-linejoin="miter" svg:stroke-linecap="butt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2083in" svg:stroke-color="#156082" draw:marker-end="a424" svg:stroke-opacity="100%" draw:stroke-linejoin="miter" svg:stroke-linecap="butt"/>
    </style:style>
    <style:style style:family="graphic" style:name="a427">
      <style:graphic-properties draw:fill="none" draw:stroke="solid" svg:stroke-width="0.02083in" svg:stroke-color="#156082" draw:marker-end="a426" svg:stroke-opacity="100%" draw:stroke-linejoin="miter" svg:stroke-linecap="butt"/>
    </style:style>
    <style:style style:family="graphic" style:name="a429">
      <style:graphic-properties draw:fill="none" draw:stroke="solid" svg:stroke-width="0.02083in" svg:stroke-color="#156082" draw:marker-end="a428" svg:stroke-opacity="100%" draw:stroke-linejoin="miter" svg:stroke-linecap="butt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solid" svg:stroke-width="0.02083in" svg:stroke-color="#156082" draw:marker-end="a459" svg:stroke-opacity="100%" draw:stroke-linejoin="miter" svg:stroke-linecap="butt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7-blank-Blank" presentation:presentation-page-layout-name="Master1-PPL7" draw:id="Slide-256">
        <draw:custom-shape svg:x="0.83264in" svg:y="0.97268in" svg:width="3.60486in" svg:height="0.52732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8.23028in" svg:y="2.68161in" svg:width="1.47297in" svg:height="1.47297in" draw:id="id64" draw:style-name="a341" draw:name="Oval 1">
          <svg:title/>
          <svg:desc/>
          <text:p text:style-name="a340" text:class-names="" text:cond-style-name=""><text:span text:style-name="a339" text:class-names="">Words in a cell on Excel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2.99245in" svg:y="1.93454in" svg:width="3.57534in" svg:height="1.00426in" draw:id="id65" draw:style-name="a344" draw:name="Snip Single Corner of Rectangle 2">
          <svg:title/>
          <svg:desc/>
          <text:p text:style-name="a343" text:class-names="" text:cond-style-name=""><text:span text:style-name="a342" text:class-names="">password</text:span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g draw:name="Group 10" draw:id="id66">
          <svg:title/>
          <svg:desc/>
          <draw:custom-shape svg:x="41.05909in" svg:y="4.87756in" svg:width="2.39375in" svg:height="1.68919in" draw:id="id114" draw:style-name="a475" draw:name="Decision 11">
            <svg:title/>
            <svg:desc/>
            <text:p text:style-name="a474" text:class-names="" text:cond-style-name=""><text:span text:style-name="a473" text:class-names="">letter lowercase</text:span></text:p>
            <draw:enhanced-geometry xmlns:dr3d="urn:oasis:names:tc:opendocument:xmlns:dr3d:1.0" draw:type="non-primitive" svg:viewBox="0 0 2 2" draw:enhanced-path="M ?f0 ?f2 L ?f2 ?f0 ?f1 ?f2 ?f2 ?f1 Z N" draw:text-areas="?f8 ?f8 ?f9 ?f9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6 / 4"/>
              <draw:equation draw:name="f8" draw:formula="?f5 / ?f4"/>
              <draw:equation draw:name="f9" draw:formula="?f7 / ?f4"/>
            </draw:enhanced-geometry>
          </draw:custom-shape>
          <draw:custom-shape svg:x="42.12016in" svg:y="4.61404in" svg:width="0.29798in" svg:height="0.29798in" draw:id="id115" draw:style-name="a478" draw:name="Oval 12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41.05909in" svg:y="7.51409in" svg:width="3.16216in" svg:height="0.99142in" draw:id="id67" draw:style-name="a347" draw:name="Terminator 13">
          <svg:title/>
          <svg:desc/>
          <text:p text:style-name="a346" text:class-names="" text:cond-style-name=""><text:span text:style-name="a345" text:class-names="">REJECT (stop)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ustom-shape svg:x="41.7862in" svg:y="10.56095in" svg:width="2.99392in" svg:height="0.58108in" draw:id="id68" draw:style-name="a350" draw:name="Process 14">
          <svg:title/>
          <svg:desc/>
          <text:p text:style-name="a349" text:class-names="" text:cond-style-name=""><text:span text:style-name="a348" text:class-names="">Get the next Letter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35.37499in" svg:y="0.63499in" svg:width="3.16216in" svg:height="0.60135in" draw:id="id69" draw:style-name="a353" draw:name="Rounded Rectangle 15">
          <svg:title/>
          <svg:desc/>
          <text:p text:style-name="a352" text:class-names="" text:cond-style-name=""><text:span text:style-name="a351" text:class-names="">letter: number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1.25852in" svg:y="12.53417in" svg:width="3.56596in" svg:height="0.95964in" draw:id="id70" draw:style-name="a356" draw:name="Predefined Process 17">
          <svg:title/>
          <svg:desc/>
          <text:p text:style-name="a355" text:class-names="" text:cond-style-name=""><text:span text:style-name="a354" text:class-names="">'Add Cells’ menu, choose down on missing row to match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40.10539in" svg:y="14.69506in" svg:width="3.76786in" svg:height="1.67857in" draw:id="id71" draw:style-name="a361" draw:name="Data 26">
          <svg:title/>
          <svg:desc/>
          <text:p text:style-name="a360" text:class-names="" text:cond-style-name=""><text:span text:style-name="a357" text:class-names="">All your bases are<text:s text:c="1"/></text:span><text:span text:style-name="a358" text:class-names="">belong</text:span><text:span text:style-name="a359" text:class-names=""><text:s text:c="1"/>to use {cursor}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42.21065in" svg:y="17.61413in" svg:width="4.35714in" svg:height="1.19643in" draw:id="id72" draw:style-name="a364" draw:name="Manual Input 27">
          <svg:title/>
          <svg:desc/>
          <text:p text:style-name="a363" text:class-names="" text:cond-style-name=""><text:span text:style-name="a362" text:class-names="">“what is your name “ , {name}</text:span></text:p>
          <draw:enhanced-geometry xmlns:dr3d="urn:oasis:names:tc:opendocument:xmlns:dr3d:1.0" draw:type="non-primitive" svg:viewBox="0 0 5 5" draw:enhanced-path="M ?f0 ?f2 L ?f1 ?f0 ?f1 ?f1 ?f0 ?f1 Z N" draw:text-areas="?f9 ?f11 ?f10 ?f10" draw:glue-points="?f12 ?f8" draw:glue-point-leaving-directions="-360">
            <draw:equation draw:name="f0" draw:formula="0"/>
            <draw:equation draw:name="f1" draw:formula="5"/>
            <draw:equation draw:name="f2" draw:formula="1"/>
            <draw:equation draw:name="f3" draw:formula="?f1 - ?f0"/>
            <draw:equation draw:name="f4" draw:formula="?f3 / 5"/>
            <draw:equation draw:name="f5" draw:formula="?f3 / 10"/>
            <draw:equation draw:name="f6" draw:formula="?f3 / 2"/>
            <draw:equation draw:name="f7" draw:formula="?f0 + ?f6"/>
            <draw:equation draw:name="f8" draw:formula="?f5 / ?f4"/>
            <draw:equation draw:name="f9" draw:formula="?f0 / ?f4"/>
            <draw:equation draw:name="f10" draw:formula="?f1 / ?f4"/>
            <draw:equation draw:name="f11" draw:formula="?f4 / ?f4"/>
            <draw:equation draw:name="f12" draw:formula="?f7 / ?f4"/>
          </draw:enhanced-geometry>
        </draw:custom-shape>
        <draw:custom-shape svg:x="43.51153in" svg:y="16.44737in" svg:width="1.28571in" svg:height="1.09303in" draw:id="id73" draw:style-name="a367" draw:name="Off-page Connector 28">
          <svg:title/>
          <svg:desc/>
          <text:p text:style-name="a366" text:class-names="" text:cond-style-name=""><text:span text:style-name="a365" text:class-names="">2</text:span></text:p>
          <draw:enhanced-geometry xmlns:dr3d="urn:oasis:names:tc:opendocument:xmlns:dr3d:1.0" draw:type="non-primitive" svg:viewBox="0 0 10 10" draw:enhanced-path="M ?f0 ?f0 L ?f1 ?f0 ?f1 ?f2 ?f3 ?f1 ?f0 ?f2 Z N" draw:text-areas="?f8 ?f8 ?f9 ?f10">
            <draw:equation draw:name="f0" draw:formula="0"/>
            <draw:equation draw:name="f1" draw:formula="10"/>
            <draw:equation draw:name="f2" draw:formula="8"/>
            <draw:equation draw:name="f3" draw:formula="5"/>
            <draw:equation draw:name="f4" draw:formula="?f1 - ?f0"/>
            <draw:equation draw:name="f5" draw:formula="?f4 / 10"/>
            <draw:equation draw:name="f6" draw:formula="?f4 * 4"/>
            <draw:equation draw:name="f7" draw:formula="?f6 / 5"/>
            <draw:equation draw:name="f8" draw:formula="?f0 / ?f5"/>
            <draw:equation draw:name="f9" draw:formula="?f1 / ?f5"/>
            <draw:equation draw:name="f10" draw:formula="?f7 / ?f5"/>
          </draw:enhanced-geometry>
        </draw:custom-shape>
        <draw:custom-shape svg:x="18.23028in" svg:y="0.76351in" svg:width="1.47297in" svg:height="1.47297in" draw:id="id74" draw:style-name="a370" draw:name="Oval 5">
          <svg:title/>
          <svg:desc/>
          <text:p text:style-name="a369" text:class-names="" text:cond-style-name=""><text:span text:style-name="a368" text:class-names="">Start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8.96677in" svg:y1="2.23648in" draw:start-shape="id74" draw:start-glue-point="2" svg:x2="18.96677in" svg:y2="2.68161in" draw:end-shape="id64" draw:end-glue-point="0" draw:id="id75" draw:style-name="a372" draw:name="Straight Arrow Connector 7">
          <svg:title/>
          <svg:desc/>
        </draw:connector>
        <draw:custom-shape svg:x="17.4in" svg:y="4.74228in" svg:width="3.56596in" svg:height="0.95964in" draw:id="id76" draw:style-name="a375" draw:name="Predefined Process 17">
          <svg:title/>
          <svg:desc/>
          <text:p text:style-name="a374" text:class-names="" text:cond-style-name=""><text:span text:style-name="a373" text:class-names="">Load up Excel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onnector draw:type="line" svg:x1="18.96677in" svg:y1="4.15459in" draw:start-shape="id64" draw:start-glue-point="2" svg:x2="18.96677in" svg:y2="4.87756in" draw:id="id77" draw:style-name="a377" draw:name="Straight Arrow Connector 18">
          <svg:title/>
          <svg:desc/>
        </draw:connector>
        <draw:connector draw:type="line" svg:x1="19.18298in" svg:y1="5.70192in" draw:start-shape="id76" draw:start-glue-point="2" svg:x2="19.18298in" svg:y2="6.66038in" draw:end-shape="id78" draw:end-glue-point="0" draw:id="id79" draw:style-name="a379" draw:name="Straight Arrow Connector 20">
          <svg:title/>
          <svg:desc/>
        </draw:connector>
        <draw:custom-shape svg:x="17.4in" svg:y="6.66038in" svg:width="3.56596in" svg:height="0.95964in" draw:id="id78" draw:style-name="a382" draw:name="Predefined Process 17">
          <svg:title/>
          <svg:desc/>
          <text:p text:style-name="a381" text:class-names="" text:cond-style-name=""><text:span text:style-name="a380" text:class-names="">Go on convsation that you want to find words in a cell for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17.39444in" svg:y="8.20771in" svg:width="3.56596in" svg:height="0.95964in" draw:id="id80" draw:style-name="a385" draw:name="Predefined Process 17">
          <svg:title/>
          <svg:desc/>
          <text:p text:style-name="a384" text:class-names="" text:cond-style-name=""><text:span text:style-name="a383" text:class-names="">Using the next Blank Cell Available to the right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11.9449in" svg:y="16.1153in" svg:width="16.01134in" svg:height="1.45542in" draw:id="id81" draw:style-name="a394" draw:name="Predefined Process 17">
          <svg:title/>
          <svg:desc/>
          <text:p text:style-name="a393" text:class-names="" text:cond-style-name=""><text:span text:style-name="a386" text:class-names="">=IF(LEN(TRIM(insert Cell here ))=0,0,LEN(TRIM(insert Cell here ))-LEN</text:span><text:span text:style-name="a387" text:class-names="">(</text:span><text:span text:style-name="a388" text:class-names="">SUBSTITUTE</text:span><text:span text:style-name="a389" text:class-names="">(</text:span><text:span text:style-name="a390" text:class-names="">insert<text:s text:c="1"/></text:span><text:span text:style-name="a391" text:class-names="">Cell here," ",""))+1)</text:span><text:span text:style-name="a392" text:class-names=""/></text:p>
          <draw:enhanced-geometry xmlns:dr3d="urn:oasis:names:tc:opendocument:xmlns:dr3d:1.0" draw:type="non-primitive" svg:viewBox="0 0 14640769 1330838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4640769"/>
            <draw:equation draw:name="f2" draw:formula="1330838"/>
            <draw:equation draw:name="f3" draw:formula="1830096"/>
            <draw:equation draw:name="f4" draw:formula="12810673"/>
            <draw:equation draw:name="f5" draw:formula="?f2 - ?f0"/>
            <draw:equation draw:name="f6" draw:formula="?f1 - ?f0"/>
            <draw:equation draw:name="f7" draw:formula="?f6 / 14640769"/>
            <draw:equation draw:name="f8" draw:formula="?f5 / 1330838"/>
            <draw:equation draw:name="f9" draw:formula="7320385 / ?f7"/>
            <draw:equation draw:name="f10" draw:formula="0 / ?f8"/>
            <draw:equation draw:name="f11" draw:formula="0 / ?f7"/>
            <draw:equation draw:name="f12" draw:formula="665419 / ?f8"/>
            <draw:equation draw:name="f13" draw:formula="1330838 / ?f8"/>
            <draw:equation draw:name="f14" draw:formula="14640769 / ?f7"/>
            <draw:equation draw:name="f15" draw:formula="1830096 / ?f7"/>
            <draw:equation draw:name="f16" draw:formula="12810673 / ?f7"/>
          </draw:enhanced-geometry>
        </draw:custom-shape>
        <draw:custom-shape svg:x="17.39444in" svg:y="14.61707in" svg:width="3.56596in" svg:height="0.95964in" draw:id="id82" draw:style-name="a397" draw:name="Predefined Process 17">
          <svg:title/>
          <svg:desc/>
          <text:p text:style-name="a396" text:class-names="" text:cond-style-name=""><text:span text:style-name="a395" text:class-names="">Type code in Blank Cell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17.39444in" svg:y="9.47019in" svg:width="3.56596in" svg:height="0.95964in" draw:id="id83" draw:style-name="a402" draw:name="Predefined Process 17">
          <svg:title/>
          <svg:desc/>
          <text:p text:style-name="a401" text:class-names="" text:cond-style-name=""><text:span text:style-name="a398" text:class-names="">Identify Cell block that you want to find the<text:s text:c="1"/></text:span><text:span text:style-name="a399" text:class-names="">amount</text:span><text:span text:style-name="a400" text:class-names=""><text:s text:c="1"/>of words for 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onnector draw:type="line" svg:x1="20.9604in" svg:y1="9.95001in" draw:start-shape="id83" draw:start-glue-point="1" svg:x2="23.27119in" svg:y2="9.95001in" draw:id="id84" draw:style-name="a404" draw:name="Straight Arrow Connector 34">
          <svg:title/>
          <svg:desc/>
        </draw:connector>
        <draw:custom-shape svg:x="23.11865in" svg:y="9.47019in" svg:width="3.56596in" svg:height="0.95964in" draw:id="id85" draw:style-name="a407" draw:name="Predefined Process 17">
          <svg:title/>
          <svg:desc/>
          <text:p text:style-name="a406" text:class-names="" text:cond-style-name=""><text:span text:style-name="a405" text:class-names="">Top of excel spread sheet is Letter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23.11865in" svg:y="10.88675in" svg:width="3.56596in" svg:height="0.95964in" draw:id="id86" draw:style-name="a410" draw:name="Predefined Process 17">
          <svg:title/>
          <svg:desc/>
          <text:p text:style-name="a409" text:class-names="" text:cond-style-name=""><text:span text:style-name="a408" text:class-names="">Left hand side of excel spread sheet is Number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custom-shape svg:x="23.11865in" svg:y="12.21648in" svg:width="3.56596in" svg:height="0.95964in" draw:id="id87" draw:style-name="a415" draw:name="Predefined Process 17">
          <svg:title/>
          <svg:desc/>
          <text:p text:style-name="a414" text:class-names="" text:cond-style-name=""><text:span text:style-name="a411" text:class-names="">Find the Block you want to find out the<text:s text:c="1"/></text:span><text:span text:style-name="a412" text:class-names="">amount</text:span><text:span text:style-name="a413" text:class-names=""><text:s text:c="1"/>of words in<text:s text:c="1"/></text:span></text:p>
          <draw:enhanced-geometry xmlns:dr3d="urn:oasis:names:tc:opendocument:xmlns:dr3d:1.0" draw:type="non-primitive" svg:viewBox="0 0 3260718 877493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3260718"/>
            <draw:equation draw:name="f2" draw:formula="877493"/>
            <draw:equation draw:name="f3" draw:formula="407590"/>
            <draw:equation draw:name="f4" draw:formula="2853128"/>
            <draw:equation draw:name="f5" draw:formula="?f2 - ?f0"/>
            <draw:equation draw:name="f6" draw:formula="?f1 - ?f0"/>
            <draw:equation draw:name="f7" draw:formula="?f6 / 3260718"/>
            <draw:equation draw:name="f8" draw:formula="?f5 / 877493"/>
            <draw:equation draw:name="f9" draw:formula="1630359 / ?f7"/>
            <draw:equation draw:name="f10" draw:formula="0 / ?f8"/>
            <draw:equation draw:name="f11" draw:formula="0 / ?f7"/>
            <draw:equation draw:name="f12" draw:formula="438747 / ?f8"/>
            <draw:equation draw:name="f13" draw:formula="877493 / ?f8"/>
            <draw:equation draw:name="f14" draw:formula="3260718 / ?f7"/>
            <draw:equation draw:name="f15" draw:formula="407590 / ?f7"/>
            <draw:equation draw:name="f16" draw:formula="2853128 / ?f7"/>
          </draw:enhanced-geometry>
        </draw:custom-shape>
        <draw:g draw:name="Group 38" draw:id="id88">
          <svg:title/>
          <svg:desc/>
          <draw:custom-shape svg:x="23.70475in" svg:y="13.98222in" svg:width="2.39375in" svg:height="1.68919in" draw:id="id91" draw:style-name="a469" draw:name="Decision 11">
            <svg:title/>
            <svg:desc/>
            <text:p text:style-name="a468" text:class-names="" text:cond-style-name=""><text:span text:style-name="a467" text:class-names="">Found the cell you want to use<text:s text:c="1"/></text:span></text:p>
            <draw:enhanced-geometry xmlns:dr3d="urn:oasis:names:tc:opendocument:xmlns:dr3d:1.0" draw:type="non-primitive" svg:viewBox="0 0 2 2" draw:enhanced-path="M ?f0 ?f2 L ?f2 ?f0 ?f1 ?f2 ?f2 ?f1 Z N" draw:text-areas="?f8 ?f8 ?f9 ?f9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6 / 4"/>
              <draw:equation draw:name="f8" draw:formula="?f5 / ?f4"/>
              <draw:equation draw:name="f9" draw:formula="?f7 / ?f4"/>
            </draw:enhanced-geometry>
          </draw:custom-shape>
          <draw:custom-shape svg:x="24.76582in" svg:y="13.71871in" svg:width="0.29798in" svg:height="0.29798in" draw:id="id113" draw:style-name="a472" draw:name="Oval 40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onnector draw:type="line" svg:x1="24.90163in" svg:y1="10.42983in" draw:start-shape="id85" draw:start-glue-point="2" svg:x2="24.90163in" svg:y2="10.88675in" draw:end-shape="id86" draw:end-glue-point="0" draw:id="id89" draw:style-name="a417" draw:name="Straight Arrow Connector 42">
          <svg:title/>
          <svg:desc/>
        </draw:connector>
        <draw:connector draw:type="line" svg:x1="24.90163in" svg:y1="11.84639in" draw:start-shape="id86" draw:start-glue-point="2" svg:x2="24.90163in" svg:y2="12.21648in" draw:end-shape="id87" draw:end-glue-point="0" draw:id="id90" draw:style-name="a419" draw:name="Straight Arrow Connector 44">
          <svg:title/>
          <svg:desc/>
        </draw:connector>
        <draw:connector draw:type="line" svg:x1="24.90163in" svg:y1="13.17612in" draw:start-shape="id87" draw:start-glue-point="2" svg:x2="24.90163in" svg:y2="13.98222in" draw:end-shape="id91" draw:end-glue-point="0" draw:id="id92" draw:style-name="a421" draw:name="Straight Arrow Connector 46">
          <svg:title/>
          <svg:desc/>
        </draw:connector>
        <draw:connector draw:type="line" svg:x1="23.70475in" svg:y1="14.82681in" draw:start-shape="id91" draw:start-glue-point="3" svg:x2="20.9604in" svg:y2="14.82681in" draw:id="id93" draw:style-name="a423" draw:name="Straight Arrow Connector 49">
          <svg:title/>
          <svg:desc/>
        </draw:connector>
        <draw:connector draw:type="line" svg:x1="25.9661in" svg:y1="14.82681in" svg:x2="28.22034in" svg:y2="14.82681in" draw:id="id94" draw:style-name="a425" draw:name="Straight Arrow Connector 53">
          <svg:title/>
          <svg:desc/>
        </draw:connector>
        <draw:connector draw:type="line" svg:x1="28.22034in" svg:y1="14.82681in" svg:x2="28.22034in" svg:y2="9.76271in" draw:id="id95" draw:style-name="a427" draw:name="Straight Arrow Connector 55">
          <svg:title/>
          <svg:desc/>
        </draw:connector>
        <draw:connector draw:type="line" svg:x1="28.22034in" svg:y1="9.76271in" svg:x2="26.68461in" svg:y2="9.76271in" draw:id="id96" draw:style-name="a429" draw:name="Straight Arrow Connector 57">
          <svg:title/>
          <svg:desc/>
        </draw:connector>
        <draw:frame draw:id="id97" draw:style-name="a432" draw:name="TextBox 58" svg:x="26.68461in" svg:y="14.33238in" svg:width="0.83874in" svg:height="0.40391in">
          <draw:text-box>
            <text:p text:style-name="a431" text:class-names="" text:cond-style-name=""><text:span text:style-name="a430" text:class-names="">False<text:s text:c="1"/></text:span></text:p>
          </draw:text-box>
          <svg:title/>
          <svg:desc/>
        </draw:frame>
        <draw:frame draw:id="id98" draw:style-name="a435" draw:name="TextBox 59" svg:x="22.57688in" svg:y="14.4931in" svg:width="0.72002in" svg:height="0.40391in">
          <draw:text-box>
            <text:p text:style-name="a434" text:class-names="" text:cond-style-name=""><text:span text:style-name="a433" text:class-names="">True<text:s text:c="1"/></text:span></text:p>
          </draw:text-box>
          <svg:title/>
          <svg:desc/>
        </draw:frame>
        <draw:g draw:name="Group 61" draw:id="id99">
          <svg:title/>
          <svg:desc/>
          <draw:custom-shape svg:x="17.98054in" svg:y="18.09772in" svg:width="2.39375in" svg:height="1.68919in" draw:id="id103" draw:style-name="a463" draw:name="Decision 11">
            <svg:title/>
            <svg:desc/>
            <text:p text:style-name="a462" text:class-names="" text:cond-style-name=""><text:span text:style-name="a461" text:class-names="">Did a number come up in the empty cell</text:span></text:p>
            <draw:enhanced-geometry xmlns:dr3d="urn:oasis:names:tc:opendocument:xmlns:dr3d:1.0" draw:type="non-primitive" svg:viewBox="0 0 2 2" draw:enhanced-path="M ?f0 ?f2 L ?f2 ?f0 ?f1 ?f2 ?f2 ?f1 Z N" draw:text-areas="?f8 ?f8 ?f9 ?f9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6 / 4"/>
              <draw:equation draw:name="f8" draw:formula="?f5 / ?f4"/>
              <draw:equation draw:name="f9" draw:formula="?f7 / ?f4"/>
            </draw:enhanced-geometry>
          </draw:custom-shape>
          <draw:custom-shape svg:x="19.04162in" svg:y="17.83421in" svg:width="0.29798in" svg:height="0.29798in" draw:id="id101" draw:style-name="a466" draw:name="Oval 63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onnector draw:type="line" svg:x1="19.17742in" svg:y1="15.57671in" draw:start-shape="id82" draw:start-glue-point="2" svg:x2="19.17742in" svg:y2="16.1153in" draw:id="id100" draw:style-name="a437" draw:name="Straight Arrow Connector 65">
          <svg:title/>
          <svg:desc/>
        </draw:connector>
        <draw:connector draw:type="line" svg:x1="19.1906in" svg:y1="17.61413in" svg:x2="19.1906in" svg:y2="17.83421in" draw:end-shape="id101" draw:end-glue-point="0" draw:id="id102" draw:style-name="a439" draw:name="Straight Arrow Connector 67">
          <svg:title/>
          <svg:desc/>
        </draw:connector>
        <draw:connector draw:type="line" svg:x1="17.98054in" svg:y1="18.94232in" draw:start-shape="id103" draw:start-glue-point="3" svg:x2="10.16949in" svg:y2="18.92511in" draw:id="id104" draw:style-name="a441" draw:name="Straight Arrow Connector 69">
          <svg:title/>
          <svg:desc/>
        </draw:connector>
        <draw:connector draw:type="line" svg:x1="10.16949in" svg:y1="18.94232in" svg:x2="10.16949in" svg:y2="10.15254in" draw:id="id105" draw:style-name="a443" draw:name="Straight Arrow Connector 72">
          <svg:title/>
          <svg:desc/>
        </draw:connector>
        <draw:connector draw:type="line" svg:x1="10.16949in" svg:y1="10.15254in" svg:x2="17.54237in" svg:y2="10.15254in" draw:id="id106" draw:style-name="a445" draw:name="Straight Arrow Connector 76">
          <svg:title/>
          <svg:desc/>
        </draw:connector>
        <draw:connector draw:type="line" svg:x1="19.17742in" svg:y1="19.78691in" draw:start-shape="id103" draw:start-glue-point="2" svg:x2="19.1906in" svg:y2="20.54237in" draw:id="id107" draw:style-name="a447" draw:name="Straight Arrow Connector 78">
          <svg:title/>
          <svg:desc/>
        </draw:connector>
        <draw:frame draw:id="id108" draw:style-name="a450" draw:name="TextBox 79" svg:x="19.32489in" svg:y="19.84847in" svg:width="0.72002in" svg:height="0.40391in">
          <draw:text-box>
            <text:p text:style-name="a449" text:class-names="" text:cond-style-name=""><text:span text:style-name="a448" text:class-names="">True<text:s text:c="1"/></text:span></text:p>
          </draw:text-box>
          <svg:title/>
          <svg:desc/>
        </draw:frame>
        <draw:frame draw:id="id109" draw:style-name="a453" draw:name="TextBox 80" svg:x="16.32747in" svg:y="18.53841in" svg:width="0.72829in" svg:height="0.40391in">
          <draw:text-box>
            <text:p text:style-name="a452" text:class-names="" text:cond-style-name=""><text:span text:style-name="a451" text:class-names="">false</text:span></text:p>
          </draw:text-box>
          <svg:title/>
          <svg:desc/>
        </draw:frame>
        <draw:custom-shape svg:x="18.48547in" svg:y="20.52804in" svg:width="1.38389in" svg:height="1.46829in" draw:id="id110" draw:style-name="a456" draw:name="Oval 81">
          <svg:title/>
          <svg:desc/>
          <text:p text:style-name="a455" text:class-names="" text:cond-style-name=""><text:span text:style-name="a454" text:class-names="">END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9.18298in" svg:y1="7.62002in" draw:start-shape="id78" draw:start-glue-point="2" svg:x2="19.17742in" svg:y2="8.20771in" draw:end-shape="id80" draw:end-glue-point="0" draw:id="id111" draw:style-name="a458" draw:name="Straight Arrow Connector 83">
          <svg:title/>
          <svg:desc/>
        </draw:connector>
        <draw:connector draw:type="line" svg:x1="19.17742in" svg:y1="9.16735in" draw:start-shape="id80" draw:start-glue-point="2" svg:x2="19.1906in" svg:y2="9.59322in" draw:id="id112" draw:style-name="a460" draw:name="Straight Arrow Connector 8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95274in" svg:y="6.44316in" svg:width="33.46432in" svg:height="13.70652in"/>
      <presentation:placeholder presentation:object="subtitle" svg:x="4.92122in" svg:y="20.67826in" svg:width="29.52734in" svg:height="9.5052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2" style:display-name="Title and Content">
      <presentation:placeholder presentation:object="title" svg:x="2.70667in" svg:y="2.09609in" svg:width="33.95645in" svg:height="7.60967in"/>
      <presentation:placeholder presentation:object="object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3" style:display-name="Section Header">
      <presentation:placeholder presentation:object="title" svg:x="2.68617in" svg:y="9.81512in" svg:width="33.95645in" svg:height="16.37674in"/>
      <presentation:placeholder presentation:object="outline" svg:x="2.68617in" svg:y="26.34679in" svg:width="33.95645in" svg:height="8.61214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4" style:display-name="Two Content">
      <presentation:placeholder presentation:object="title" svg:x="2.70667in" svg:y="2.09609in" svg:width="33.95645in" svg:height="7.60967in"/>
      <presentation:placeholder presentation:object="object" svg:x="2.70667in" svg:y="10.48038in" svg:width="16.73216in" svg:height="24.97977in"/>
      <presentation:placeholder presentation:object="object" svg:x="19.93096in" svg:y="10.48038in" svg:width="16.73216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5" style:display-name="Comparison">
      <presentation:placeholder presentation:object="title" svg:x="2.7118in" svg:y="2.09609in" svg:width="33.95645in" svg:height="7.60967in"/>
      <presentation:placeholder presentation:object="outline" svg:x="2.71181in" svg:y="9.65107in" svg:width="16.65526in" svg:height="4.72984in"/>
      <presentation:placeholder presentation:object="object" svg:x="2.71181in" svg:y="14.38091in" svg:width="16.65526in" svg:height="21.15215in"/>
      <presentation:placeholder presentation:object="outline" svg:x="19.93096in" svg:y="9.65107in" svg:width="16.73729in" svg:height="4.72984in"/>
      <presentation:placeholder presentation:object="object" svg:x="19.93096in" svg:y="14.38091in" svg:width="16.73729in" svg:height="21.1521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6" style:display-name="Title Only">
      <presentation:placeholder presentation:object="title" svg:x="2.70667in" svg:y="2.09609in" svg:width="33.95645in" svg:height="7.6096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7" style:display-name="Blank"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8" style:display-name="Content with Caption">
      <presentation:placeholder presentation:object="title" svg:x="2.7118in" svg:y="2.62465in" svg:width="12.69778in" svg:height="9.18628in"/>
      <presentation:placeholder presentation:object="object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9" style:display-name="Picture with Caption">
      <presentation:placeholder presentation:object="title" svg:x="2.7118in" svg:y="2.62465in" svg:width="12.69778in" svg:height="9.18628in"/>
      <presentation:placeholder presentation:object="graphic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0" style:display-name="Title and Vertical Text">
      <presentation:placeholder presentation:object="title" svg:x="2.70667in" svg:y="2.09609in" svg:width="33.95645in" svg:height="7.60967in"/>
      <presentation:placeholder presentation:object="outline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1" style:display-name="Vertical Title and Text">
      <presentation:placeholder presentation:object="title" svg:x="28.17401in" svg:y="2.09608in" svg:width="8.48911in" svg:height="33.36408in"/>
      <presentation:placeholder presentation:object="outline" svg:x="2.70668in" svg:y="2.09608in" svg:width="24.97521in" svg:height="33.36408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18" svg:viewBox="0 0 20 30" svg:d="m10 0-10 30h20z"/>
    <draw:marker draw:name="a457" svg:viewBox="0 0 20 30" svg:d="m10 0-10 30h20z"/>
    <draw:marker draw:name="a459" svg:viewBox="0 0 20 30" svg:d="m10 0-10 30h20z"/>
    <draw:marker draw:name="a403" svg:viewBox="0 0 20 30" svg:d="m10 0-10 30h20z"/>
    <draw:marker draw:name="a440" svg:viewBox="0 0 20 30" svg:d="m10 0-10 30h20z"/>
    <draw:marker draw:name="a371" svg:viewBox="0 0 20 30" svg:d="m10 0-10 30h20z"/>
    <draw:marker draw:name="a442" svg:viewBox="0 0 20 30" svg:d="m10 0-10 30h20z"/>
    <draw:marker draw:name="a444" svg:viewBox="0 0 20 30" svg:d="m10 0-10 30h20z"/>
    <draw:marker draw:name="a376" svg:viewBox="0 0 20 30" svg:d="m10 0-10 30h20z"/>
    <draw:marker draw:name="a446" svg:viewBox="0 0 20 30" svg:d="m10 0-10 30h20z"/>
    <draw:marker draw:name="a378" svg:viewBox="0 0 20 30" svg:d="m10 0-10 30h20z"/>
    <draw:marker draw:name="a436" svg:viewBox="0 0 20 30" svg:d="m10 0-10 30h20z"/>
    <draw:marker draw:name="a438" svg:viewBox="0 0 20 30" svg:d="m10 0-10 30h20z"/>
    <draw:marker draw:name="a420" svg:viewBox="0 0 20 30" svg:d="m10 0-10 30h20z"/>
    <draw:marker draw:name="a422" svg:viewBox="0 0 20 30" svg:d="m10 0-10 30h20z"/>
    <draw:marker draw:name="a424" svg:viewBox="0 0 20 30" svg:d="m10 0-10 30h20z"/>
    <draw:marker draw:name="a426" svg:viewBox="0 0 20 30" svg:d="m10 0-10 30h20z"/>
    <draw:marker draw:name="a428" svg:viewBox="0 0 20 30" svg:d="m10 0-10 30h20z"/>
    <draw:marker draw:name="a416" svg:viewBox="0 0 20 30" svg:d="m10 0-10 30h20z"/>
  </office:styles>
  <office:automatic-styles>
    <style:page-layout style:name="pageLayout1">
      <style:page-layout-properties fo:page-width="39.36979in" fo:page-height="39.3697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95275in"/>
      </text:list-level-style-number>
      <text:list-level-style-number text:level="3" style:num-format="" style:num-list-format-name="">
        <style:list-level-properties text:space-before="4.92125in"/>
      </text:list-level-style-number>
      <text:list-level-style-number text:level="4" style:num-format="" style:num-list-format-name="">
        <style:list-level-properties text:space-before="6.88975in"/>
      </text:list-level-style-number>
      <text:list-level-style-number text:level="5" style:num-format="" style:num-list-format-name="">
        <style:list-level-properties text:space-before="8.858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95275in"/>
      </text:list-level-style-number>
      <text:list-level-style-number text:level="3" style:num-format="" style:num-list-format-name="">
        <style:list-level-properties text:space-before="4.92125in"/>
      </text:list-level-style-number>
      <text:list-level-style-number text:level="4" style:num-format="" style:num-list-format-name="">
        <style:list-level-properties text:space-before="6.88975in"/>
      </text:list-level-style-number>
      <text:list-level-style-number text:level="5" style:num-format="" style:num-list-format-name="">
        <style:list-level-properties text:space-before="8.858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95275in"/>
      </text:list-level-style-number>
      <text:list-level-style-number text:level="3" style:num-format="" style:num-list-format-name="">
        <style:list-level-properties text:space-before="4.92125in"/>
      </text:list-level-style-number>
      <text:list-level-style-number text:level="4" style:num-format="" style:num-list-format-name="">
        <style:list-level-properties text:space-before="6.88975in"/>
      </text:list-level-style-number>
      <text:list-level-style-number text:level="5" style:num-format="" style:num-list-format-name="">
        <style:list-level-properties text:space-before="8.858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95275in"/>
      </text:list-level-style-number>
      <text:list-level-style-number text:level="3" style:num-format="" style:num-list-format-name="">
        <style:list-level-properties text:space-before="4.92125in"/>
      </text:list-level-style-number>
      <text:list-level-style-number text:level="4" style:num-format="" style:num-list-format-name="">
        <style:list-level-properties text:space-before="6.88975in"/>
      </text:list-level-style-number>
      <text:list-level-style-number text:level="5" style:num-format="" style:num-list-format-name="">
        <style:list-level-properties text:space-before="8.858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95275in"/>
      </text:list-level-style-number>
      <text:list-level-style-number text:level="3" style:num-format="" style:num-list-format-name="">
        <style:list-level-properties text:space-before="4.92125in"/>
      </text:list-level-style-number>
      <text:list-level-style-number text:level="4" style:num-format="" style:num-list-format-name="">
        <style:list-level-properties text:space-before="6.88975in"/>
      </text:list-level-style-number>
      <text:list-level-style-number text:level="5" style:num-format="" style:num-list-format-name="">
        <style:list-level-properties text:space-before="8.858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657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6575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7657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26575in" text:min-label-width="0.984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2.70667in" svg:y="2.09609in" svg:width="33.95645in" svg:height="7.6096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70667in" svg:y="10.48038in" svg:width="33.95645in" svg:height="24.9797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2.70667in" svg:y="36.48997in" svg:width="8.8582in" svg:height="2.0960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11/2024</text:date></text:span></text:p>
        </draw:text-box>
        <svg:title/>
        <svg:desc/>
      </draw:frame>
      <draw:frame draw:id="id3" presentation:style-name="a26" draw:name="Footer Placeholder 4" svg:x="13.04124in" svg:y="36.48997in" svg:width="13.28731in" svg:height="2.096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27.80492in" svg:y="36.48997in" svg:width="8.8582in" svg:height="2.096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2.95274in" svg:y="6.44316in" svg:width="33.46432in" svg:height="13.70652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4.92122in" svg:y="20.67826in" svg:width="29.52734in" svg:height="9.5052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2.70667in" svg:y="36.48997in" svg:width="8.8582in" svg:height="2.09608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11/2024</text:date></text:span></text:p>
        </draw:text-box>
        <svg:title/>
        <svg:desc/>
      </draw:frame>
      <draw:frame draw:id="id8" presentation:style-name="a43" draw:name="Footer Placeholder 4" svg:x="13.04124in" svg:y="36.48997in" svg:width="13.28731in" svg:height="2.09608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27.80492in" svg:y="36.48997in" svg:width="8.8582in" svg:height="2.09608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70667in" svg:y="2.09609in" svg:width="33.95645in" svg:height="7.6096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70667in" svg:y="10.48038in" svg:width="33.95645in" svg:height="24.9797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2.70667in" svg:y="36.48997in" svg:width="8.8582in" svg:height="2.09608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11/2024</text:date></text:span></text:p>
        </draw:text-box>
        <svg:title/>
        <svg:desc/>
      </draw:frame>
      <draw:frame draw:id="id13" presentation:style-name="a73" draw:name="Footer Placeholder 4" svg:x="13.04124in" svg:y="36.48997in" svg:width="13.28731in" svg:height="2.09608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27.80492in" svg:y="36.48997in" svg:width="8.8582in" svg:height="2.09608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2.68617in" svg:y="9.81512in" svg:width="33.95645in" svg:height="16.37674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68617in" svg:y="26.34679in" svg:width="33.95645in" svg:height="8.61214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2.70667in" svg:y="36.48997in" svg:width="8.8582in" svg:height="2.09608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11/2024</text:date></text:span></text:p>
        </draw:text-box>
        <svg:title/>
        <svg:desc/>
      </draw:frame>
      <draw:frame draw:id="id18" presentation:style-name="a91" draw:name="Footer Placeholder 4" svg:x="13.04124in" svg:y="36.48997in" svg:width="13.28731in" svg:height="2.096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27.80492in" svg:y="36.48997in" svg:width="8.8582in" svg:height="2.096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70667in" svg:y="2.09609in" svg:width="33.95645in" svg:height="7.60967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2.70667in" svg:y="10.48038in" svg:width="16.73216in" svg:height="24.9797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19.93096in" svg:y="10.48038in" svg:width="16.73216in" svg:height="24.9797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2.70667in" svg:y="36.48997in" svg:width="8.8582in" svg:height="2.09608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11/2024</text:date></text:span></text:p>
        </draw:text-box>
        <svg:title/>
        <svg:desc/>
      </draw:frame>
      <draw:frame draw:id="id24" presentation:style-name="a137" draw:name="Footer Placeholder 5" svg:x="13.04124in" svg:y="36.48997in" svg:width="13.28731in" svg:height="2.096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27.80492in" svg:y="36.48997in" svg:width="8.8582in" svg:height="2.096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2.7118in" svg:y="2.09609in" svg:width="33.95645in" svg:height="7.60967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2.71181in" svg:y="9.65107in" svg:width="16.65526in" svg:height="4.7298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2.71181in" svg:y="14.38091in" svg:width="16.65526in" svg:height="21.152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19.93096in" svg:y="9.65107in" svg:width="16.73729in" svg:height="4.7298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19.93096in" svg:y="14.38091in" svg:width="16.73729in" svg:height="21.15215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2.70667in" svg:y="36.48997in" svg:width="8.8582in" svg:height="2.09608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11/2024</text:date></text:span></text:p>
        </draw:text-box>
        <svg:title/>
        <svg:desc/>
      </draw:frame>
      <draw:frame draw:id="id32" presentation:style-name="a191" draw:name="Footer Placeholder 7" svg:x="13.04124in" svg:y="36.48997in" svg:width="13.28731in" svg:height="2.09608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27.80492in" svg:y="36.48997in" svg:width="8.8582in" svg:height="2.09608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70667in" svg:y="2.09609in" svg:width="33.95645in" svg:height="7.60967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2.70667in" svg:y="36.48997in" svg:width="8.8582in" svg:height="2.09608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11/2024</text:date></text:span></text:p>
        </draw:text-box>
        <svg:title/>
        <svg:desc/>
      </draw:frame>
      <draw:frame draw:id="id36" presentation:style-name="a205" draw:name="Footer Placeholder 3" svg:x="13.04124in" svg:y="36.48997in" svg:width="13.28731in" svg:height="2.096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27.80492in" svg:y="36.48997in" svg:width="8.8582in" svg:height="2.096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2.70667in" svg:y="36.48997in" svg:width="8.8582in" svg:height="2.09608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11/2024</text:date></text:span></text:p>
        </draw:text-box>
        <svg:title/>
        <svg:desc/>
      </draw:frame>
      <draw:frame draw:id="id39" presentation:style-name="a216" draw:name="Footer Placeholder 2" svg:x="13.04124in" svg:y="36.48997in" svg:width="13.28731in" svg:height="2.09608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27.80492in" svg:y="36.48997in" svg:width="8.8582in" svg:height="2.09608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2.7118in" svg:y="2.62465in" svg:width="12.69778in" svg:height="9.18628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16.73729in" svg:y="5.66853in" svg:width="19.93096in" svg:height="27.97807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2.7118in" svg:y="11.81094in" svg:width="12.69778in" svg:height="21.88122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2.70667in" svg:y="36.48997in" svg:width="8.8582in" svg:height="2.09608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11/2024</text:date></text:span></text:p>
        </draw:text-box>
        <svg:title/>
        <svg:desc/>
      </draw:frame>
      <draw:frame draw:id="id45" presentation:style-name="a250" draw:name="Footer Placeholder 5" svg:x="13.04124in" svg:y="36.48997in" svg:width="13.28731in" svg:height="2.09608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27.80492in" svg:y="36.48997in" svg:width="8.8582in" svg:height="2.09608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2.7118in" svg:y="2.62465in" svg:width="12.69778in" svg:height="9.18628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6.73729in" svg:y="5.66853in" svg:width="19.93096in" svg:height="27.97807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2.7118in" svg:y="11.81094in" svg:width="12.69778in" svg:height="21.8812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2.70667in" svg:y="36.48997in" svg:width="8.8582in" svg:height="2.0960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11/2024</text:date></text:span></text:p>
        </draw:text-box>
        <svg:title/>
        <svg:desc/>
      </draw:frame>
      <draw:frame draw:id="id51" presentation:style-name="a271" draw:name="Footer Placeholder 5" svg:x="13.04124in" svg:y="36.48997in" svg:width="13.28731in" svg:height="2.0960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27.80492in" svg:y="36.48997in" svg:width="8.8582in" svg:height="2.0960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2.70667in" svg:y="2.09609in" svg:width="33.95645in" svg:height="7.60967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2.70667in" svg:y="10.48038in" svg:width="33.95645in" svg:height="24.97977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2.70667in" svg:y="36.48997in" svg:width="8.8582in" svg:height="2.09608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11/2024</text:date></text:span></text:p>
        </draw:text-box>
        <svg:title/>
        <svg:desc/>
      </draw:frame>
      <draw:frame draw:id="id56" presentation:style-name="a301" draw:name="Footer Placeholder 4" svg:x="13.04124in" svg:y="36.48997in" svg:width="13.28731in" svg:height="2.09608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27.80492in" svg:y="36.48997in" svg:width="8.8582in" svg:height="2.09608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28.17401in" svg:y="2.09608in" svg:width="8.48911in" svg:height="33.36408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2.70668in" svg:y="2.09608in" svg:width="24.97521in" svg:height="33.36408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2.70667in" svg:y="36.48997in" svg:width="8.8582in" svg:height="2.09608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11/2024</text:date></text:span></text:p>
        </draw:text-box>
        <svg:title/>
        <svg:desc/>
      </draw:frame>
      <draw:frame draw:id="id61" presentation:style-name="a331" draw:name="Footer Placeholder 4" svg:x="13.04124in" svg:y="36.48997in" svg:width="13.28731in" svg:height="2.096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27.80492in" svg:y="36.48997in" svg:width="8.8582in" svg:height="2.096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niel.que</meta:initial-creator>
    <dc:creator>daniel.que</dc:creator>
    <meta:creation-date>2024-11-06T18:09:18Z</meta:creation-date>
    <dc:date>2024-11-07T00:13:29Z</dc:date>
    <meta:template xlink:href="FlowChart%20Template%20(3)" xlink:type="simple"/>
    <meta:editing-cycles>2</meta:editing-cycles>
    <meta:editing-duration>PT2571S</meta:editing-duration>
    <meta:document-statistic meta:paragraph-count="27" meta:word-count="179"/>
  </office:meta>
</office:document-meta>
</file>